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88f3b" officeooo:paragraph-rsid="00188f3b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10%" fo:text-align="center" style:justify-single-word="false" fo:orphans="0" fo:widows="0"/>
    </style:style>
    <style:style style:name="P7" style:family="paragraph" style:parent-style-name="Standard">
      <style:paragraph-properties fo:line-height="111%" fo:orphans="0" fo:widows="0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1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 style:list-style-name="L1">
      <style:paragraph-properties fo:orphans="0" fo:widows="0"/>
      <style:text-properties fo:font-size="12pt" officeooo:rsid="0017a5db" officeooo:paragraph-rsid="0017a5db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7a5d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7a5db"/>
    </style:style>
    <style:style style:name="T5" style:family="text">
      <style:text-properties officeooo:rsid="0018ba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0"/>
          </table:table-cell>
          <table:covered-table-cell/>
        </table:table-row>
        <table:table-row table:style-name="Table1.3">
          <table:table-cell table:style-name="Table1.A3" office:value-type="string">
            <text:p text:style-name="P12">Test Case ID: <text:span text:style-name="T4">RG-09</text:span></text:p>
          </table:table-cell>
          <table:table-cell table:style-name="Table1.B3" office:value-type="string">
            <text:p text:style-name="P14">Test Designed by: <text:span text:style-name="T5">Bryan Riveros</text:span></text:p>
          </table:table-cell>
        </table:table-row>
        <table:table-row table:style-name="Table1.2">
          <table:table-cell table:style-name="Table1.A4" office:value-type="string">
            <text:p text:style-name="P11">Test Priority (Low/Medium/High): <text:span text:style-name="T4">Medium</text:span></text:p>
          </table:table-cell>
          <table:table-cell table:style-name="Table1.B4" office:value-type="string">
            <text:p text:style-name="P13">Test Designed date: <text:span text:style-name="T5">24/06/2019</text:span></text:p>
          </table:table-cell>
        </table:table-row>
        <table:table-row table:style-name="Table1.3">
          <table:table-cell table:style-name="Table1.A5" office:value-type="string">
            <text:p text:style-name="P11">Module Name: <text:span text:style-name="T4">Cursos</text:span></text:p>
          </table:table-cell>
          <table:table-cell table:style-name="Table1.B5" office:value-type="string">
            <text:p text:style-name="P13">Test Executed by: </text:p>
          </table:table-cell>
        </table:table-row>
        <table:table-row table:style-name="Table1.3">
          <table:table-cell table:style-name="Table1.A6" office:value-type="string">
            <text:p text:style-name="P11">Test Title: <text:span text:style-name="T4">Pertenencia de estudiantes</text:span></text:p>
          </table:table-cell>
          <table:table-cell table:style-name="Table1.B6" office:value-type="string">
            <text:p text:style-name="P13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1">Description: Dentro de un curso, cada estudiante debe pertenecer a un equipo de trabajo.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13">Pre-conditions: </text:p>
            <text:list xml:id="list3559745042" text:style-name="L1">
              <text:list-item>
                <text:p text:style-name="P18">Existe un curso</text:p>
              </text:list-item>
              <text:list-item>
                <text:p text:style-name="P18">Existe un grupo</text:p>
              </text:list-item>
            </text:list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3">Dependencies: </text:p>
            <text:p text:style-name="P9"/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B1" office:value-type="string">
            <text:p text:style-name="P16">Test Steps</text:p>
          </table:table-cell>
          <table:table-cell table:style-name="Table2.B1" office:value-type="string">
            <text:p text:style-name="P16">Test Data</text:p>
          </table:table-cell>
          <table:table-cell table:style-name="Table2.D1" office:value-type="string">
            <text:p text:style-name="P16">Expected Result</text:p>
          </table:table-cell>
          <table:table-cell table:style-name="Table2.E1" office:value-type="string">
            <text:p text:style-name="P16">Actual Result</text:p>
          </table:table-cell>
          <table:table-cell table:style-name="Table2.F1" office:value-type="string">
            <text:p text:style-name="P16">Status (Pass/Fail)</text:p>
          </table:table-cell>
          <table:table-cell table:style-name="Table2.G1" office:value-type="string">
            <text:p text:style-name="P16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4">Acceder al administrador de Django como super usuario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Se ve listado de entidades del sistema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4">Acceder a la sección de alumnos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Aparecen los actuales alumnos del sistema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Crear un alumno dejando la sección de grupo en blanco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4">El sistema no permite que se cree el alumno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4">Nuevamente crear un alumno, esta vez seleccionando un grupo válido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4">El sistema permite crear el alumno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</table:table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Dependencies: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8:31:05.631652459</dc:date>
    <meta:editing-duration>PT7M39S</meta:editing-duration>
    <meta:editing-cycles>7</meta:editing-cycles>
    <meta:document-statistic meta:table-count="3" meta:image-count="0" meta:object-count="0" meta:page-count="1" meta:paragraph-count="35" meta:word-count="141" meta:character-count="871" meta:non-whitespace-character-count="759"/>
  </office:meta>
</office:document-meta>
</file>